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SessionContext.buildHeadersXML( Elemen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questSessionContext.streamXML( String path , ContentHandler contentHandler , LexicalHandler lexical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questSessionContext.appendXML( String path , DocumentFragme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ParameterAsXML( final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buildCookiesXML( Elemen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questSessionContext.getNodeList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SessionContext.getValueOf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SessionContext.getAttribute( String key , Object default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SessionContext.setup( Map objectModel , ServiceManager manager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uestSessionContext.buildParameterXML( Element root , SAXParser pars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RequestSessionContext.buildAttributesXML( Element roo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equestSessionContext.RequestSessionContext( Log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SingleNode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uestSessionContext.setValueOfNode( String path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removeXML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setNode( String path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XML( String 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questSessionContext.setXML( String path , DocumentFragment 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setup( String value , String loadResource , String save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createPath(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questSessionContext.saveXML( String path , Source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Parameter( final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createTextNode( Document doc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setAttribute( String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SessionContex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getAttribut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SessionContext.buildMiscXML( Element 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RequestSessionContext.loadXML( String path , Source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